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3.96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relatedness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Google questions</text:p>
          </table:table-cell>
          <table:table-cell office:value-type="string" calcext:value-type="string">
            <text:p>COS_matrix_BRM</text:p>
          </table:table-cell>
        </table:table-row>
        <table:table-row table:style-name="ro1">
          <table:table-cell office:value-type="string" calcext:value-type="string">
            <text:p>Text8</text:p>
          </table:table-cell>
          <table:table-cell office:value-type="string" calcext:value-type="string">
            <text:p>((0.62549766636536808, 2.5837849022517615e-126), SpearmanrResult(correlation=0.64681256072040882, pvalue=9.9514387155644854e-138), 7.3836276083467105)</text:p>
          </table:table-cell>
          <table:table-cell office:value-type="string" calcext:value-type="string">
            <text:p>((0.3363323015590749, 2.5710318647017188e-28), SpearmanrResult(correlation=0.34525269875828968, pvalue=7.6337713933908086e-30), 7.038391224862889)</text:p>
          </table:table-cell>
          <table:table-cell office:value-type="string" calcext:value-type="string">
            <text:p>((0.28449962059032202, 0.25253305516443691), SpearmanrResult(correlation=0.38306664888045111, pvalue=0.11662763586772873), 96.9335604770017)</text:p>
          </table:table-cell>
          <table:table-cell office:value-type="string" calcext:value-type="string">
            <text:p>((0.73572882539076156, 0.0017693042216990558), SpearmanrResult(correlation=0.8107142857142855, pvalue=0.00024600797797220627), 97.34982332155478)</text:p>
          </table:table-cell>
          <table:table-cell office:value-type="string" calcext:value-type="string">
            <text:p>Total sentences: 11847, Correct: 46.71%, Incorrect: 53.29%</text:p>
          </table:table-cell>
          <table:table-cell office:value-type="string" calcext:value-type="string">
            <text:p>((0.34793802952196051, 0.0), SpearmanrResult(correlation=0.26145732221116169, pvalue=0.0), 54.419575113808804)</text:p>
          </table:table-cell>
        </table:table-row>
        <table:table-row table:style-name="ro1">
          <table:table-cell office:value-type="string" calcext:value-type="string">
            <text:p>GloVe</text:p>
          </table:table-cell>
          <table:table-cell office:value-type="string" calcext:value-type="string">
            <text:p>((0.61577530865653218, 9.2681177668170688e-129), SpearmanrResult(correlation=0.61333283673934769, pvalue=1.7775415319927639e-127), 1.6853932584269662)</text:p>
          </table:table-cell>
          <table:table-cell office:value-type="string" calcext:value-type="string">
            <text:p>((0.40671630058976338, 8.5695718137186005e-45), SpearmanrResult(correlation=0.39504520584916675, pvalue=3.862959743275941e-42), 0.09140767824497258)</text:p>
          </table:table-cell>
          <table:table-cell office:value-type="string" calcext:value-type="string">
            <text:p>((0.44795780056009088, 3.2669445865793882e-16), SpearmanrResult(correlation=0.45314411309571773, pvalue=1.3485063107903873e-16), 48.89267461669506)</text:p>
          </table:table-cell>
          <table:table-cell office:value-type="string" calcext:value-type="string">
            <text:p>((0.52689575055882487, 4.0729814912155521e-23), SpearmanrResult(correlation=0.50854634228852724, pvalue=2.1255350299818812e-21), 46.28975265017668)</text:p>
          </table:table-cell>
          <table:table-cell office:value-type="string" calcext:value-type="string">
            <text:p>Total sentences: 11162, Correct: 76.95%, Incorrect: 23.05%</text:p>
          </table:table-cell>
          <table:table-cell office:value-type="string" calcext:value-type="string">
            <text:p>((0.39361032146547914, 0.0), SpearmanrResult(correlation=0.27530235309356749, pvalue=0.0), 10.571573090541223)</text:p>
          </table:table-cell>
        </table:table-row>
        <table:table-row table:style-name="ro2">
          <table:table-cell office:value-type="string" calcext:value-type="string">
            <text:p>Google News</text:p>
          </table:table-cell>
          <table:table-cell office:value-type="string" calcext:value-type="string">
            <text:p>((0.62751295581252553, 7.2339485956038731e-135), SpearmanrResult(correlation=0.65672576778846892, pvalue=7.9818836687584492e-152), 1.8459069020866776)</text:p>
          </table:table-cell>
          <table:table-cell office:value-type="string" calcext:value-type="string">
            <text:p>((0.47542274106811888, 1.0104022060430028e-62), SpearmanrResult(correlation=0.46983671245618219, pvalue=4.1719882709600945e-61), 0.09140767824497258)</text:p>
          </table:table-cell>
          <table:table-cell office:value-type="string" calcext:value-type="string">
            <text:p>((0.39294926608999109, 2.0477804849832527e-08), SpearmanrResult(correlation=0.38214288838554422, pvalue=5.3092725464568659e-08), 67.6320272572402)</text:p>
          </table:table-cell>
          <table:table-cell office:value-type="string" calcext:value-type="string">
            <text:p>((0.41929499321555425, 1.7309677599949873e-09), SpearmanrResult(correlation=0.39665917992887384, pvalue=1.464787470505183e-08), 66.43109540636041)</text:p>
          </table:table-cell>
          <table:table-cell office:value-type="string" calcext:value-type="string">
            <text:p>Total sentences: 13190, Correct: 77.08%, Incorrect: 22.92%</text:p>
          </table:table-cell>
          <table:table-cell office:value-type="string" calcext:value-type="string">
            <text:p>((0.37667335509407629, 0.0), SpearmanrResult(correlation=0.2607654822179622, pvalue=0.0), 10.571573090541223)</text:p>
          </table:table-cell>
        </table:table-row>
        <table:table-row table:style-name="ro3">
          <table:table-cell table:number-columns-repeated="7"/>
        </table:table-row>
        <table:table-row table:style-name="ro1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/00/0000</text:date>, <text:time style:data-style-name="N2" text:time-value="15:34:16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1:30:24.643000000</meta:creation-date>
    <dc:date>2017-12-16T15:43:42.486000000</dc:date>
    <meta:editing-duration>PT30M31S</meta:editing-duration>
    <meta:editing-cycles>3</meta:editing-cycles>
    <meta:generator>LibreOffice/5.4.3.2$Windows_X86_64 LibreOffice_project/92a7159f7e4af62137622921e809f8546db437e5</meta:generator>
    <meta:document-statistic meta:table-count="1" meta:cell-count="27" meta:object-count="0"/>
  </office:meta>
</office:document-meta>
</file>